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rame_20_contents">
      <style:text-properties officeooo:rsid="00168ba3" officeooo:paragraph-rsid="00168ba3"/>
    </style:style>
    <style:style style:name="P2" style:family="paragraph" style:parent-style-name="Frame_20_contents">
      <style:paragraph-properties fo:text-align="center" style:justify-single-word="false"/>
      <style:text-properties officeooo:rsid="00168ba3" officeooo:paragraph-rsid="00168ba3"/>
    </style:style>
    <style:style style:name="P3" style:family="paragraph" style:parent-style-name="Frame_20_contents">
      <style:text-properties fo:font-size="8pt" officeooo:rsid="00168ba3" officeooo:paragraph-rsid="00168ba3" style:font-size-asian="7pt" style:font-size-complex="8pt"/>
    </style:style>
    <style:style style:name="P4" style:family="paragraph" style:parent-style-name="Frame_20_contents">
      <style:text-properties fo:font-size="8pt" officeooo:rsid="0017a866" officeooo:paragraph-rsid="0017a866" style:font-size-asian="7pt" style:font-size-complex="8pt"/>
    </style:style>
    <style:style style:name="P5" style:family="paragraph" style:parent-style-name="Frame_20_contents">
      <style:text-properties fo:font-size="8pt" officeooo:rsid="0017f5b7" officeooo:paragraph-rsid="0017f5b7" style:font-size-asian="7pt" style:font-size-complex="8pt"/>
    </style:style>
    <style:style style:name="P6" style:family="paragraph" style:parent-style-name="Frame_20_contents">
      <style:text-properties fo:font-size="9pt" officeooo:rsid="0017a866" officeooo:paragraph-rsid="0017a866" style:font-size-asian="7.84999990463257pt" style:font-size-complex="9pt"/>
    </style:style>
    <style:style style:name="P7" style:family="paragraph" style:parent-style-name="Frame_20_contents">
      <style:text-properties fo:font-size="10pt" officeooo:rsid="00168ba3" officeooo:paragraph-rsid="00168ba3" style:font-size-asian="8.75pt" style:font-size-complex="10pt"/>
    </style:style>
    <style:style style:name="P8" style:family="paragraph" style:parent-style-name="Frame_20_contents">
      <style:paragraph-properties fo:text-align="center" style:justify-single-word="false"/>
      <style:text-properties officeooo:rsid="0017f5b7" officeooo:paragraph-rsid="0017f5b7"/>
    </style:style>
    <style:style style:name="P9" style:family="paragraph" style:parent-style-name="Standard">
      <style:text-properties officeooo:paragraph-rsid="00168ba3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text-properties fo:font-size="12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 style:writing-mode="lr-tb"/>
      <style:text-properties fo:font-size="12pt"/>
    </style:style>
    <style:style style:name="P18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19f4eb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0209in" fo:min-width="1.0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2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089in" fo:min-width="0.8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2465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1811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111in" fo:min-width="0.0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0472in" fo:min-width="0.39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1917in" fo:min-width="0.0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1827in" fo:min-width="0.0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2008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1827in" fo:min-width="0.08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0.1752in" fo:min-width="0.06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1457in" fo:min-width="0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1366in" fo:min-width="0.0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2374in" fo:min-width="0.0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 style:parent-style-name="Frame">
      <style:graphic-properties draw:fill-color="#ffffff" draw:textarea-horizontal-align="justify" draw:textarea-vertical-align="middle" draw:auto-grow-height="false" fo:min-height="0.2917in" fo:min-width="1.6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 style:parent-style-name="Frame">
      <style:graphic-properties draw:fill-color="#ffffff" draw:textarea-horizontal-align="justify" draw:textarea-vertical-align="middle" draw:auto-grow-height="false" fo:min-height="0.698in" fo:min-width="1.67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 style:parent-style-name="Frame">
      <style:graphic-properties draw:fill-color="#ffffff" draw:textarea-horizontal-align="justify" draw:textarea-vertical-align="middle" draw:auto-grow-height="false" fo:min-height="0.3854in" fo:min-width="1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 style:parent-style-name="Frame">
      <style:graphic-properties draw:fill-color="#ffffff" draw:textarea-horizontal-align="justify" draw:textarea-vertical-align="middle" draw:auto-grow-height="false" fo:min-height="0.4272in" fo:min-width="1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 style:parent-style-name="Frame">
      <style:graphic-properties draw:fill-color="#ffffff" draw:textarea-horizontal-align="justify" draw:textarea-vertical-align="middle" draw:auto-grow-height="false" fo:min-height="0.3752in" fo:min-width="1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 style:parent-style-name="Frame">
      <style:graphic-properties draw:fill-color="#ffffff" draw:textarea-horizontal-align="justify" draw:textarea-vertical-align="middle" draw:auto-grow-height="false" fo:min-height="0.4102in" fo:min-width="0.8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 style:parent-style-name="Frame">
      <style:graphic-properties draw:fill="none" draw:fill-color="#ffffff" draw:textarea-horizontal-align="justify" draw:textarea-vertical-align="middle" draw:auto-grow-height="false" fo:min-height="0.3543in" fo:min-width="0.7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 style:parent-style-name="Frame">
      <style:graphic-properties draw:fill-color="#ffffff" draw:textarea-horizontal-align="justify" draw:textarea-vertical-align="middle" draw:auto-grow-height="false" fo:min-height="0.3957in" fo:min-width="0.43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 style:parent-style-name="Frame">
      <style:graphic-properties draw:fill-color="#ffffff" draw:textarea-horizontal-align="justify" draw:textarea-vertical-align="middle" draw:auto-grow-height="false" fo:min-height="0.339in" fo:min-width="0.81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 style:parent-style-name="Frame">
      <style:graphic-properties draw:fill-color="#ffffff" draw:textarea-horizontal-align="justify" draw:textarea-vertical-align="middle" draw:auto-grow-height="false" fo:min-height="0.5209in" fo:min-width="1.8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 style:parent-style-name="Frame">
      <style:graphic-properties draw:fill-color="#ffffff" draw:textarea-horizontal-align="justify" draw:textarea-vertical-align="middle" draw:auto-grow-height="false" fo:min-height="0.4484in" fo:min-width="0.4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 style:parent-style-name="Frame">
      <style:graphic-properties draw:fill-color="#ffffff" draw:textarea-horizontal-align="justify" draw:textarea-vertical-align="middle" draw:auto-grow-height="false" fo:min-height="0.3228in" fo:min-width="1.0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 style:parent-style-name="Frame">
      <style:graphic-properties draw:fill-color="#ffffff" draw:textarea-horizontal-align="justify" draw:textarea-vertical-align="middle" draw:auto-grow-height="false" fo:min-height="0.7547in" fo:min-width="2.2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draw:fill-color="#ffffff" draw:textarea-horizontal-align="justify" draw:textarea-vertical-align="middle" draw:auto-grow-height="false" fo:min-height="0.3555in" fo:min-width="0.730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0" draw:name="Shape 2" draw:style-name="gr32" draw:text-style-name="P18" svg:width="1.0323in" svg:height="0.5016in" svg:x="2.702in" svg:y="8.5047in"><text:p text:style-name="P17"><text:span text:style-name="T8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 1" draw:style-name="gr31" draw:text-style-name="P15" svg:width="3.6461in" svg:height="1.198in" svg:x="1.5772in" svg:y="0.9945in"><text:p text:style-name="P2">CLIENTS DETAILS</text:p><text:p text:style-name="P3">Name,Date of Birth,ID number,Updated good conduct,Home address,Email,Birth cert copy,ID copy,passport photo,phone number, Interests.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" draw:name="Shape 3" draw:style-name="gr30" draw:text-style-name="P15" svg:width="1.0941in" svg:height="0.3232in" svg:x="2.4417in" svg:y="2.4217in"><text:p text:style-name="P1">Verify Details</text:p><draw:enhanced-geometry svg:viewBox="0 0 21600 21600" draw:type="rectangle" draw:enhanced-path="M 0 0 L 21600 0 21600 21600 0 21600 0 0 Z N"/></draw:custom-shape><draw:custom-shape text:anchor-type="paragraph" draw:z-index="3" draw:name="Shape 5" draw:style-name="gr29" draw:text-style-name="P15" svg:width="0.8752in" svg:height="0.8961in" svg:x="2.4311in" svg:y="4.7339in"><text:p text:style-name="P3">Have room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" draw:name="Shape 6" draw:style-name="gr28" draw:text-style-name="P15" svg:width="1.8232in" svg:height="0.5213in" svg:x="2.0354in" svg:y="2.9528in"><text:p text:style-name="P7">Match Details, interests with Domicile’s Standards</text:p><draw:enhanced-geometry svg:viewBox="0 0 21600 21600" draw:type="rectangle" draw:enhanced-path="M 0 0 L 21600 0 21600 21600 0 21600 0 0 Z N"/></draw:custom-shape><draw:custom-shape text:anchor-type="paragraph" draw:z-index="5" draw:name="Shape 8" draw:style-name="gr27" draw:text-style-name="P15" svg:width="0.813in" svg:height="0.5421in" svg:x="4.8063in" svg:y="2.9528in"><text:p text:style-name="P3">STANDARD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name="Shape 7" draw:style-name="gr26" draw:text-style-name="P15" svg:width="0.865in" svg:height="0.7921in" svg:x="2.8689in" svg:y="3.6925in"><text:p text:style-name="P3">Match?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7" draw:name="Shape 9" draw:style-name="gr25" draw:text-style-name="P16" svg:width="1.0315in" svg:height="0.5004in" svg:x="3.098in" svg:y="0.2862in"><text:p text:style-name="P1"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 4" draw:style-name="gr24" draw:text-style-name="P15" svg:width="0.865in" svg:height="0.6567in" svg:x="3.65in" svg:y="4.8146in"><text:p text:style-name="P4">CLIENT’S DETAIL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9" draw:name="Shape 10" draw:style-name="gr23" draw:text-style-name="P15" svg:width="1.3024in" svg:height="0.3752in" svg:x="0.6811in" svg:y="4.9736in"><text:p text:style-name="P4">MATCH TO CLIENT WITH ROOM.</text:p><draw:enhanced-geometry svg:viewBox="0 0 21600 21600" draw:type="rectangle" draw:enhanced-path="M 0 0 L 21600 0 21600 21600 0 21600 0 0 Z N"/></draw:custom-shape><draw:custom-shape text:anchor-type="paragraph" draw:z-index="10" draw:name="Shape 12" draw:style-name="gr22" draw:text-style-name="P15" svg:width="1.3441in" svg:height="0.4276in" svg:x="2.3165in" svg:y="5.911in"><text:p text:style-name="P6">MATCH TO CLIENT WITHOUT ROOM</text:p><draw:enhanced-geometry svg:viewBox="0 0 21600 21600" draw:type="rectangle" draw:enhanced-path="M 0 0 L 21600 0 21600 21600 0 21600 0 0 Z N"/></draw:custom-shape><draw:custom-shape text:anchor-type="paragraph" draw:z-index="11" draw:name="Shape 11" draw:style-name="gr21" draw:text-style-name="P15" svg:width="1.4378in" svg:height="0.3858in" svg:x="2.3063in" svg:y="6.5362in"><text:p text:style-name="P8">PAYMENT</text:p><draw:enhanced-geometry svg:viewBox="0 0 21600 21600" draw:type="rectangle" draw:enhanced-path="M 0 0 L 21600 0 21600 21600 0 21600 0 0 Z N"/></draw:custom-shape><draw:custom-shape text:anchor-type="paragraph" draw:z-index="12" draw:name="Shape 13" draw:style-name="gr20" draw:text-style-name="P15" svg:width="1.6776in" svg:height="0.698in" svg:x="2.2752in" svg:y="7.0882in"><text:p text:style-name="P5">CONNECT ROOMMATES THROUGH PHONE NUMBER, PHYSICALLY AND EMAILS.</text:p><draw:enhanced-geometry svg:viewBox="0 0 21600 21600" draw:type="rectangle" draw:enhanced-path="M 0 0 L 21600 0 21600 21600 0 21600 0 0 Z N"/></draw:custom-shape><draw:custom-shape text:anchor-type="paragraph" draw:z-index="13" draw:name="Shape 14" draw:style-name="gr19" draw:text-style-name="P15" svg:width="1.6358in" svg:height="0.2921in" svg:x="2.3272in" svg:y="7.9425in"><text:p text:style-name="P8">FOLLOW UP</text:p><draw:enhanced-geometry svg:viewBox="0 0 21600 21600" draw:type="rectangle" draw:enhanced-path="M 0 0 L 21600 0 21600 21600 0 21600 0 0 Z N"/></draw:custom-shape><draw:custom-shape text:anchor-type="paragraph" draw:z-index="14" draw:name="Shape 25" draw:style-name="gr18" svg:width="0.0835in" svg:height="0.2713in" svg:x="3.0563in" svg:y="8.2339in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 26" draw:style-name="gr17" svg:width="0.1043in" svg:height="0.1567in" svg:x="2.9728in" svg:y="7.7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6" draw:name="Shape 27" draw:style-name="gr16" svg:width="0.2921in" svg:height="0.1669in" svg:x="2.8689in" svg:y="6.92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Shape 21" draw:style-name="gr15" draw:text-style-name="P14" svg:width="0.137in" svg:height="0.1996in" svg:x="3.0575in" svg:y="6.336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name="Shape 15" draw:style-name="gr14" svg:width="0.1669in" svg:height="0.2087in" svg:x="3.5563in" svg:y="0.7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 16" draw:style-name="gr13" svg:width="0.1776in" svg:height="0.2295in" svg:x="2.8272in" svg:y="2.192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 17" draw:style-name="gr12" svg:width="0.1567in" svg:height="0.2087in" svg:x="2.8689in" svg:y="2.744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 18" draw:style-name="gr11" svg:width="0.115in" svg:height="0.2189in" svg:x="3.2437in" svg:y="3.47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 19" draw:style-name="gr10" svg:width="0.448in" svg:height="0.0941in" svg:x="1.9835in" svg:y="5.098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3" draw:name="Vertical line 1" draw:style-name="gr2" draw:text-style-name="P10" svg:x1="3.3165in" svg:y1="4.4839in" svg:x2="3.3165in" svg:y2="4.5882in"><text:p/></draw:line><draw:line text:anchor-type="paragraph" draw:z-index="24" draw:name="Line 1" draw:style-name="gr2" draw:text-style-name="P13" svg:x1="3.952in" svg:y1="4.6075in" svg:x2="2.8374in" svg:y2="4.6091in"><text:p/></draw:line><draw:custom-shape text:anchor-type="paragraph" draw:z-index="25" draw:name="Shape 22" draw:style-name="gr9" svg:width="0.0835in" svg:height="0.1268in" svg:x="2.8374in" svg:y="4.607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 20" draw:style-name="gr8" svg:width="0.1776in" svg:height="0.2071in" svg:x="3.8272in" svg:y="4.607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name="Shape 23" draw:style-name="gr7" svg:width="0.1776in" svg:height="0.2815in" svg:x="2.7752in" svg:y="5.629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Shape 24" draw:style-name="gr6" svg:width="0.948in" svg:height="0.1776in" svg:x="3.8583in" svg:y="3.192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9" draw:name="Text Frame 1" draw:style-name="gr5" draw:text-style-name="P12" svg:width="0.5106in" svg:height="0.1295in" svg:x="3.3165in" svg:y="4.4839in"><draw:text-box><text:p><text:span text:style-name="T7">YES</text:span></text:p></draw:text-box></draw:frame><draw:frame text:anchor-type="paragraph" draw:z-index="30" draw:name="Text Frame 2" draw:style-name="gr4" draw:text-style-name="P11" svg:width="0.4898in" svg:height="0.2189in" svg:x="2.952in" svg:y="5.6299in"><draw:text-box><text:p><text:span text:style-name="T6">YES</text:span></text:p></draw:text-box></draw:frame><draw:frame text:anchor-type="paragraph" draw:z-index="31" draw:name="Text Frame 3" draw:style-name="gr4" draw:text-style-name="P11" svg:width="0.4067in" svg:height="0.2189in" svg:x="2.0252in" svg:y="4.8799in"><draw:text-box><text:p><text:span text:style-name="T6">NO</text:span></text:p></draw:text-box></draw:frame><draw:frame text:anchor-type="paragraph" draw:z-index="32" draw:name="Text Frame 4" draw:style-name="gr3" draw:text-style-name="P11" svg:width="0.6043in" svg:height="0.1606in" svg:x="3.9102in" svg:y="3.9217in"><draw:text-box><text:p><text:span text:style-name="T6">NO</text:span></text:p></draw:text-box></draw:frame><draw:line text:anchor-type="paragraph" draw:z-index="33" draw:name="Horizontal line 1" draw:style-name="gr2" draw:text-style-name="P10" svg:x1="3.7335in" svg:y1="4.078in" svg:x2="5.2752in" svg:y2="4.078in"><text:p/></draw:line><draw:line text:anchor-type="paragraph" draw:z-index="34" draw:name="Vertical line 2" draw:style-name="gr2" draw:text-style-name="P10" svg:x1="5.2752in" svg:y1="4.078in" svg:x2="5.2752in" svg:y2="8.4114in"><text:p/></draw:line><draw:line text:anchor-type="paragraph" draw:z-index="35" draw:name="Line 2" draw:style-name="gr2" draw:text-style-name="P10" svg:x1="5.2748in" svg:y1="8.4114in" svg:x2="3.1291in" svg:y2="8.4098in"><text:p/></draw:line><draw:line text:anchor-type="paragraph" draw:z-index="36" draw:name="Vertical line 3" draw:style-name="gr2" draw:text-style-name="P10" svg:x1="1.1189in" svg:y1="5.3484in" svg:x2="1.1189in" svg:y2="6.6504in"><text:p/></draw:line><draw:custom-shape text:anchor-type="paragraph" draw:z-index="37" draw:name="Shape 28" draw:style-name="gr1" svg:width="1.1878in" svg:height="0.0421in" svg:x="1.1189in" svg:y="6.650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text:tab/><text:tab/><text:span text:style-name="T3">DOMICILE’S FLOWCHAR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14:31:59.231748040</meta:creation-date>
    <meta:generator>LibreOffice/7.4.5.1$Linux_X86_64 LibreOffice_project/40$Build-1</meta:generator>
    <dc:date>2023-07-16T16:42:42.629110193</dc:date>
    <meta:editing-duration>PT2H10M39S</meta:editing-duration>
    <meta:editing-cycles>7</meta:editing-cycles>
    <meta:document-statistic meta:table-count="0" meta:image-count="0" meta:object-count="0" meta:page-count="1" meta:paragraph-count="15" meta:word-count="53" meta:character-count="414" meta:non-whitespace-character-count="372"/>
  </office:meta>
</office:document-meta>
</file>